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8705f3"/>
    </style:style>
    <style:style style:name="T3" style:family="text">
      <style:text-properties officeooo:rsid="00889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Kontynuuj kurs biznesu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30T23:07:35.539074625</dc:date>
    <meta:editing-duration>P1DT6H16M11S</meta:editing-duration>
    <meta:editing-cycles>88</meta:editing-cycles>
    <meta:document-statistic meta:table-count="0" meta:image-count="0" meta:object-count="0" meta:page-count="1" meta:paragraph-count="2" meta:word-count="7" meta:character-count="63" meta:non-whitespace-character-count="58"/>
  </office:meta>
</office:document-meta>
</file>